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u" fo:country="ES" officeooo:rsid="000814cd" officeooo:paragraph-rsid="000814cd"/>
    </style:style>
    <style:style style:name="P2" style:family="paragraph" style:parent-style-name="Standard">
      <style:text-properties fo:language="eu" fo:country="ES" fo:font-style="normal" style:text-underline-style="none" officeooo:rsid="000814cd" officeooo:paragraph-rsid="000814cd" style:font-style-asian="normal" style:font-style-complex="normal"/>
    </style:style>
    <style:style style:name="P3" style:family="paragraph" style:parent-style-name="Standard">
      <style:text-properties fo:language="eu" fo:country="ES" fo:font-style="normal" style:text-underline-style="none" officeooo:rsid="000814cd" officeooo:paragraph-rsid="000cc9e8" style:font-style-asian="normal" style:font-style-complex="normal"/>
    </style:style>
    <style:style style:name="P4" style:family="paragraph" style:parent-style-name="Standard">
      <style:text-properties fo:language="eu" fo:country="ES" fo:font-style="normal" style:text-underline-style="none" officeooo:rsid="00092b20" officeooo:paragraph-rsid="00092b20" style:font-style-asian="normal" style:font-style-complex="normal"/>
    </style:style>
    <style:style style:name="P5" style:family="paragraph" style:parent-style-name="Standard">
      <style:text-properties fo:language="eu" fo:country="ES" fo:font-style="normal" style:text-underline-style="none" officeooo:rsid="00092b20" officeooo:paragraph-rsid="000cc9e8" style:font-style-asian="normal" style:font-style-complex="normal"/>
    </style:style>
    <style:style style:name="P6" style:family="paragraph" style:parent-style-name="Standard">
      <style:text-properties fo:language="eu" fo:country="ES" fo:font-style="normal" style:text-underline-style="none" officeooo:rsid="000cc9e8" officeooo:paragraph-rsid="000cc9e8" style:font-style-asian="normal" style:font-style-complex="normal"/>
    </style:style>
    <style:style style:name="P7" style:family="paragraph" style:parent-style-name="Standard">
      <style:text-properties fo:language="eu" fo:country="ES" fo:font-style="normal" style:text-underline-style="none" officeooo:rsid="000cc9e8" officeooo:paragraph-rsid="000db957" style:font-style-asian="normal" style:font-style-complex="normal"/>
    </style:style>
    <style:style style:name="P8" style:family="paragraph" style:parent-style-name="Standard">
      <style:text-properties fo:language="eu" fo:country="ES" fo:font-style="normal" style:text-underline-style="none" officeooo:rsid="00197b10" officeooo:paragraph-rsid="000cc9e8" style:font-style-asian="normal" style:font-style-complex="normal"/>
    </style:style>
    <style:style style:name="P9" style:family="paragraph" style:parent-style-name="Standard">
      <style:text-properties fo:language="eu" fo:country="ES" fo:font-style="normal" style:text-underline-style="none" officeooo:rsid="001a31b6" officeooo:paragraph-rsid="000cc9e8" style:font-style-asian="normal" style:font-style-complex="normal"/>
    </style:style>
    <style:style style:name="P10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cc9e8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Courier 10 Pitch" fo:font-size="11pt" fo:language="eu" fo:country="ES" fo:font-style="italic" style:text-underline-style="none" officeooo:rsid="001c0338" officeooo:paragraph-rsid="000df3cb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Courier 10 Pitch" fo:font-size="11pt" fo:language="eu" fo:country="ES" fo:font-style="italic" style:text-underline-style="none" officeooo:rsid="001a31b6" officeooo:paragraph-rsid="000cc9e8" style:font-size-asian="11pt" style:font-style-asian="italic" style:font-size-complex="11pt" style:font-style-complex="italic"/>
    </style:style>
    <style:style style:name="P13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cc9e8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Courier 10 Pitch" fo:font-size="11pt" fo:language="eu" fo:country="ES" fo:font-style="italic" style:text-underline-style="none" officeooo:rsid="000cc9e8" officeooo:paragraph-rsid="000db957" style:font-size-asian="11pt" style:font-style-asian="italic" style:font-size-complex="11pt" style:font-style-complex="italic"/>
    </style:style>
    <style:style style:name="P15" style:family="paragraph" style:parent-style-name="Standard">
      <style:text-properties style:font-name="Liberation Serif" fo:font-size="11pt" fo:language="eu" fo:country="ES" fo:font-style="normal" style:text-underline-style="none" officeooo:rsid="00092b20" officeooo:paragraph-rsid="000cc9e8" style:font-size-asian="11pt" style:font-style-asian="normal" style:font-size-complex="11pt" style:font-style-complex="normal"/>
    </style:style>
    <style:style style:name="P16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Liberation Serif" fo:font-size="11pt" fo:language="eu" fo:country="ES" fo:font-style="normal" style:text-underline-style="none" officeooo:rsid="001c0338" officeooo:paragraph-rsid="000df3cb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size="11pt" officeooo:rsid="000df3cb" officeooo:paragraph-rsid="000df3cb" style:font-size-asian="11pt" style:font-size-complex="11pt"/>
    </style:style>
    <style:style style:name="P19" style:family="paragraph" style:parent-style-name="Standard">
      <style:paragraph-properties fo:margin-top="0.201cm" fo:margin-bottom="0.201cm" loext:contextual-spacing="false"/>
      <style:text-properties style:font-name="Liberation Serif" fo:font-size="11pt" fo:language="eu" fo:country="ES" fo:font-style="normal" style:text-underline-style="none" officeooo:rsid="001c0338" officeooo:paragraph-rsid="000cc9e8" style:font-size-asian="11pt" style:font-style-asian="normal" style:font-size-complex="11pt" style:font-style-complex="normal"/>
    </style:style>
    <style:style style:name="P20" style:family="paragraph" style:parent-style-name="Standard">
      <style:text-properties fo:language="eu" fo:country="ES" officeooo:rsid="000814cd" officeooo:paragraph-rsid="000814cd"/>
    </style:style>
    <style:style style:name="P21" style:family="paragraph" style:parent-style-name="Standard">
      <style:paragraph-properties fo:text-align="end" style:justify-single-word="false"/>
      <style:text-properties fo:language="eu" fo:country="ES" officeooo:rsid="0011582c" officeooo:paragraph-rsid="0011582c"/>
    </style:style>
    <style:style style:name="P22" style:family="paragraph" style:parent-style-name="Standard">
      <style:paragraph-properties fo:text-align="end" style:justify-single-word="false"/>
      <style:text-properties fo:font-size="16pt" fo:language="eu" fo:country="ES" officeooo:rsid="0011582c" officeooo:paragraph-rsid="0011582c" style:font-size-asian="16pt" style:font-size-complex="16pt"/>
    </style:style>
    <style:style style:name="P23" style:family="paragraph" style:parent-style-name="Standard">
      <style:text-properties style:font-name="Liberation Serif" fo:font-size="11pt" fo:language="eu" fo:country="ES" fo:font-style="normal" style:text-underline-style="none" officeooo:rsid="00092b20" officeooo:paragraph-rsid="000cc9e8" style:font-size-asian="11pt" style:font-style-asian="normal" style:font-size-complex="11pt" style:font-style-complex="normal"/>
    </style:style>
    <style:style style:name="P24" style:family="paragraph" style:parent-style-name="Standard">
      <style:text-properties fo:font-size="11pt" fo:language="eu" fo:country="ES" officeooo:rsid="000df3cb" officeooo:paragraph-rsid="000df3cb" style:font-size-asian="11pt" style:font-size-complex="11pt"/>
    </style:style>
    <style:style style:name="P25" style:family="paragraph" style:parent-style-name="Standard">
      <style:text-properties fo:font-size="11pt" fo:language="eu" fo:country="ES" officeooo:rsid="001051ec" officeooo:paragraph-rsid="001051ec" style:font-size-asian="11pt" style:font-size-complex="11pt"/>
    </style:style>
    <style:style style:name="P26" style:family="paragraph" style:parent-style-name="Standard">
      <style:text-properties fo:font-size="11pt" fo:language="eu" fo:country="ES" fo:font-style="normal" officeooo:rsid="000df3cb" officeooo:paragraph-rsid="000df3cb" style:font-size-asian="11pt" style:font-style-asian="normal" style:font-size-complex="11pt" style:font-style-complex="normal"/>
    </style:style>
    <style:style style:name="P27" style:family="paragraph" style:parent-style-name="Standard">
      <style:text-properties fo:font-size="11pt" fo:language="eu" fo:country="ES" fo:font-style="normal" officeooo:rsid="001051ec" officeooo:paragraph-rsid="001051ec" style:font-size-asian="11pt" style:font-style-asian="normal" style:font-size-complex="11pt" style:font-style-complex="normal"/>
    </style:style>
    <style:style style:name="P28" style:family="paragraph" style:parent-style-name="Standard">
      <style:text-properties style:font-name="Courier 10 Pitch" fo:font-size="11pt" fo:language="eu" fo:country="ES" fo:font-style="italic" officeooo:rsid="000df3cb" officeooo:paragraph-rsid="000df3c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break-before="page"/>
      <style:text-properties style:font-name="Liberation Serif" fo:font-size="11pt" fo:language="eu" fo:country="ES" fo:font-style="normal" style:text-underline-style="none" officeooo:rsid="00092b20" officeooo:paragraph-rsid="000cc9e8" style:font-size-asian="11pt" style:font-style-asian="normal" style:font-size-complex="11pt" style:font-style-complex="normal"/>
    </style:style>
    <style:style style:name="P30" style:family="paragraph">
      <style:paragraph-properties fo:text-align="center"/>
      <style:text-properties fo:color="#0000ff" style:font-name="DejaVu Sans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color="#0000ff" style:font-name="DejaVu Sans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31b6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officeooo:rsid="001a31b6"/>
    </style:style>
    <style:style style:name="T7" style:family="text">
      <style:text-properties style:font-name="Courier 10 Pitch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Courier 10 Pitch" fo:font-size="11pt" fo:font-style="italic" officeooo:rsid="000db957" style:font-size-asian="11pt" style:font-style-asian="italic" style:font-size-complex="11pt" style:font-style-complex="italic"/>
    </style:style>
    <style:style style:name="T9" style:family="text">
      <style:text-properties style:font-name="Courier 10 Pitch" fo:font-size="11pt" style:font-size-asian="11pt" style:font-size-complex="11pt"/>
    </style:style>
    <style:style style:name="T10" style:family="text">
      <style:text-properties officeooo:rsid="001c0338"/>
    </style:style>
    <style:style style:name="T11" style:family="text">
      <style:text-properties style:font-name="Liberation Serif1"/>
    </style:style>
    <style:style style:name="T12" style:family="text">
      <style:text-properties officeooo:rsid="000db957"/>
    </style:style>
    <style:style style:name="T13" style:family="text">
      <style:text-properties officeooo:rsid="000df3cb"/>
    </style:style>
    <style:style style:name="T14" style:family="text">
      <style:text-properties officeooo:rsid="0011582c"/>
    </style:style>
    <style:style style:name="T15" style:family="text">
      <style:text-properties fo:color="#0000ff" style:font-name="DejaVu Sans" fo:font-size="36pt" fo:font-weight="bold" style:font-size-asian="28pt" style:font-weight-asian="bold" style:font-size-complex="3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text:anchor-type="paragraph" draw:z-index="0" draw:name="Forma1" draw:style-name="gr1" draw:text-style-name="P31" svg:width="16.722cm" svg:height="5.915cm" svg:x="-0.06cm" svg:y="0.383cm"><draw:text-box><text:p text:style-name="P30"><text:span text:style-name="T15">KONPUTAGAILU BIDEZKO GRAFIKOAK</text:span></text:p><text:p text:style-name="P30"><text:span text:style-name="T15"/></text:p><text:p text:style-name="P30"><text:span text:style-name="T15">1. FASE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Xabier Lecumberri</text:p>
      <text:p text:style-name="P22">Iker Ortiz</text:p>
      <text:p text:style-name="P1"/>
      <text:p text:style-name="P1"/>
      <text:p text:style-name="P1"><text:soft-page-break/></text:p>
      <text:p text:style-name="P1"><text:span text:style-name="T14">1. </text:span>Errorea</text:p>
      <text:p text:style-name="P1">Azalpena:</text:p>
      <text:p text:style-name="P1">Programa hasieratzean, TAB teklari ematean Segmentation Fault errorea jaurtitzen du.</text:p>
      <text:p text:style-name="P1"/>
      <text:p text:style-name="P1">Konponketa:</text:p>
      <text:p text:style-name="P1">Arazoa io.c fitxategiko <text:span text:style-name="T1">keyboard()</text:span><text:span text:style-name="T4"> funtzioan dago, ‘case 9’ kasuan (TAB tekla sakatzean, alegia). <text:s/>Bertan, beti saiatzen zen kargatutako objektuen lista zeharkatzen. Hala ere, hasieran </text:span><text:span text:style-name="T3">_selected_object </text:span><text:span text:style-name="T5">(egungo objektua) eta </text:span><text:span text:style-name="T3">_first_object</text:span><text:span text:style-name="T5"> (kargatutako objektuen lehenengo elementua) 0-ra hasieratuta daude. Beraz, arazo hau konpontzeko baldintza bat jarri dugu </text:span><text:span text:style-name="T3">_first_object</text:span><text:span text:style-name="T5"> ‘0’ balioa duenean; kasu horretan errore-mezu bat pantailaratuko du.</text:span></text:p>
      <text:p text:style-name="P2"/>
      <text:p text:style-name="P7"><text:span text:style-name="T9"><text:tab/></text:span><text:span text:style-name="T7">if (_</text:span><text:span text:style-name="T8">first</text:span><text:span text:style-name="T7">_object == 0){</text:span></text:p>
      <text:p text:style-name="P14"><text:tab/><text:tab/>printf("<text:span text:style-name="T12">Ezin da aukeratutako objektua aldatu, oraindik ez <text:tab/><text:tab/><text:tab/>delako objekturik kargatu\n</text:span>");</text:p>
      <text:p text:style-name="P14"><text:tab/>} else {</text:p>
      <text:p text:style-name="P14"><text:tab/><text:tab/>... kode originala ...</text:p>
      <text:p text:style-name="P14"><text:tab/>}</text:p>
      <text:p text:style-name="P2"/>
      <text:p text:style-name="P2"/>
      <text:p text:style-name="P4">2. Errorea</text:p>
      <text:p text:style-name="P6">Azalpena: </text:p>
      <text:p text:style-name="P6">Objeturik kargatuta ez badago eta &lt;SUPR&gt; tekla sakatzen badugu Segmentation Fault errorea jaurtitzen du.</text:p>
      <text:p text:style-name="P6"/>
      <text:p text:style-name="P6">Konponketa:</text:p>
      <text:p text:style-name="P6">Arazoa io.c fitxategiko keyboard() funtzioan dago, ‘case 127’ kasuan (SUPR tekla sakatzean, alegia). Bertan, beti saiatzen zen aukeratutako objektua ezabatzen. Objekturik kargatuta ez dagoenenan <text:s/>_selected_object (egungo objektua) 0-ra hasieratuta dago, beraz, Segmentation Fault konpontzenko hurrengo if-a jarri dugu:</text:p>
      <text:p text:style-name="P6"/>
      <text:p text:style-name="P6"><text:span text:style-name="T9"><text:tab/></text:span><text:span text:style-name="T7">if (_selected_object == 0){</text:span></text:p>
      <text:p text:style-name="P13"><text:tab/><text:tab/>printf("Ezin da objekturik ezabatu ez dagoelako bat ere ez <text:tab/><text:tab/>kargatuta\n");</text:p>
      <text:p text:style-name="P13"><text:tab/>} else {</text:p>
      <text:p text:style-name="P13"><text:tab/><text:tab/>... kode originala ...</text:p>
      <text:p text:style-name="P13"><text:tab/>}</text:p>
      <text:p text:style-name="P6"/>
      <text:p text:style-name="P5">3. Errorea</text:p>
      <text:p text:style-name="P8">Azalpena:</text:p>
      <text:p text:style-name="P8">CTRL eta ‘-’ bistaratze eremua handitu arren, CTRL eta ‘+’ sakatzean eremua ez da txikitzen.</text:p>
      <text:p text:style-name="P8"/>
      <text:p text:style-name="P8">Konponketa:</text:p>
      <text:p text:style-name="P3">Arazoa io.c fitxategiko <text:span text:style-name="T1">keyboard()</text:span> funtzioan dago, ‘case <text:span text:style-name="T6">+</text:span>’ kasuan (<text:span text:style-name="T6">+</text:span> tekla <text:span text:style-name="T6">eta CTRL tekla</text:span> sakatzean, alegia). <text:s/><text:span text:style-name="T6">Bertan, eremua txikitzea inplmentatu beharko izan dugu. Eremua handitzearen kode berdina da; aldatzen den gauza bakarra da proiekzio planoa aldatzean, </text:span><text:span text:style-name="T2">KG_STEP_ZOOM</text:span><text:span text:style-name="T6">-ekin zatitu beharrean, horrekin biderkatu beharko dugu:</text:span></text:p>
      <text:p text:style-name="P3"/>
      <text:p text:style-name="P9"><text:tab/><text:span text:style-name="T7"> /*Decrease the projection plane; compute the new dimensions*/</text:span></text:p>
      <text:p text:style-name="P12"><text:s text:c="12"/>wd=(_ortho_x_max-_ortho_x_min)*KG_STEP_ZOOM;</text:p>
      <text:p text:style-name="P12"><text:s text:c="12"/>he=(_ortho_y_max-_ortho_y_min)*KG_STEP_ZOOM;</text:p>
      <text:p text:style-name="P12"/>
      <text:p text:style-name="P15"/>
      <text:p text:style-name="P29">4. <text:span text:style-name="T10">Atzeko planoaren kolorea:</text:span></text:p>
      <text:p text:style-name="P15"/>
      <text:p text:style-name="P19">Atzeko planoaren R, G, B eta <text:span text:style-name="T11">α</text:span> kanalak definitions.h fitxategian daude, KG_COL_BACK_R, KG_COL_BACK_G, KG_COL_BACK_B eta KG_COL_BACK_A definizioetan gordetzen direnak (hurrenez hurren). Balio hauek main.c fitxategiko <text:span text:style-name="T1">initialization() </text:span>funtziotik irakurtzen da, lerro honetan:</text:p>
      <text:p text:style-name="P10"><text:tab/>glClearColor(KG_COL_BACK_R, KG_COL_BACK_G, KG_COL_BACK_B, <text:tab/><text:tab/><text:tab/>KG_COL_BACK_A);</text:p>
      <text:p text:style-name="P10"/>
      <text:p text:style-name="P16">5. Leihoaren izena</text:p>
      <text:p text:style-name="P16"/>
      <text:p text:style-name="P16">Leihoaren izena <text:s/>definitions.h fitxategian dago, KG_WINDOW_TITLE definizioan gordeta. Balio hau <text:span text:style-name="T1">main()</text:span> funtziotik deitzen da, lerro honetan:</text:p>
      <text:p text:style-name="P16"/>
      <text:p text:style-name="P10"><text:tab/>glutCreateWindow(KG_WINDOW_TITLE);</text:p>
      <text:p text:style-name="P10"/>
      <text:p text:style-name="P17"><text:span text:style-name="T13">6</text:span>. Leihoaren <text:span text:style-name="T13">tamaina</text:span></text:p>
      <text:p text:style-name="P17"/>
      <text:p text:style-name="P17">Leihoaren <text:span text:style-name="T13">dimentsioak</text:span> definitions.h fitxategian d<text:span text:style-name="T13">aude</text:span>, KG_WINDOW_<text:span text:style-name="T13">WIDTH eta </text:span>KG_WINDOW_<text:span text:style-name="T13">HEIGHT</text:span> <text:span text:style-name="T13">(zabalera eta altuera hurrenez hurren) </text:span>definizio<text:span text:style-name="T13">etan</text:span> gordeta. Balio hau<text:span text:style-name="T13">ek</text:span> <text:span text:style-name="T13">main.c fitxategiko </text:span><text:span text:style-name="T1">main()</text:span> funtziotik deitzen da, lerro honetan:</text:p>
      <text:p text:style-name="P17"/>
      <text:p text:style-name="P11"><text:tab/><text:span text:style-name="T13">glutInitWindowSize(KG_WINDOW_WIDTH, KG_WINDOW_HEIGHT);</text:span></text:p>
      <text:p text:style-name="P18"/>
      <text:p text:style-name="P24">Balio hauek ere fitxategi berdineko <text:span text:style-name="T1">initialization()</text:span><text:span text:style-name="T4"> funtziotik deitzen dira, lerro honetan:</text:span></text:p>
      <text:p text:style-name="P26"/>
      <text:p text:style-name="P28">_window_ratio = (GLdouble)KG_WINDOW_WIDTH / (GLdouble) KG_WINDOW_HEIGHT;</text:p>
      <text:p text:style-name="P28"/>
      <text:p text:style-name="P25">7. Ardatzak idatzi</text:p>
      <text:p text:style-name="P26"/>
      <text:p text:style-name="P27">Ardatzak idazteko, definitons.h fitxategiko KG_MAX_DOUBLE definizioa 10E25 balioa 1000-rekin aldatu behar izan dug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34:53.342588720</meta:creation-date>
    <dc:date>2016-10-27T17:51:22.665711965</dc:date>
    <meta:editing-duration>PT29M1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3" meta:paragraph-count="43" meta:word-count="366" meta:character-count="3130" meta:non-whitespace-character-count="2751"/>
  </office:meta>
</office:document-meta>
</file>